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1" svg:font-family="'Times New Roman'"/>
    <style:font-face style:name="Times New Roman2" svg:font-family="'Times New Roman'" style:font-family-generic="roman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language="en" fo:country="US" style:font-name-asian="Times New Roman1" style:language-asian="en" style:country-asian="US" style:font-name-complex="Times New Roman1" style:language-complex="en" style:country-complex="US"/>
    </style:style>
    <style:style style:name="P2" style:family="paragraph" style:parent-style-name="Standard">
      <style:text-properties style:font-name="Times New Roman1" fo:language="en" fo:country="US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  <style:style style:name="P3" style:family="paragraph" style:parent-style-name="Standard"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4" style:family="paragraph" style:parent-style-name="Standard">
      <style:text-properties style:font-name="Times New Roman1" fo:font-size="10pt" fo:language="en" fo:country="US" fo:font-weight="normal" style:font-name-asian="Times New Roman1" style:font-size-asian="10pt" style:language-asian="en" style:country-asian="US" style:font-weight-asian="normal" style:font-name-complex="Times New Roman1" style:font-size-complex="10pt" style:language-complex="en" style:country-complex="US" style:font-weight-complex="normal"/>
    </style:style>
    <style:style style:name="P5" style:family="paragraph" style:parent-style-name="Standard">
      <style:text-properties style:font-name="Times New Roman1" fo:font-size="10pt" fo:language="en" fo:country="US" fo:font-weight="bold" style:font-name-asian="Times New Roman1" style:font-size-asian="10pt" style:language-asian="en" style:country-asian="US" style:font-weight-asian="bold" style:font-name-complex="Times New Roman1" style:font-size-complex="10pt" style:language-complex="en" style:country-complex="US" style:font-weight-complex="bold"/>
    </style:style>
    <style:style style:name="P6" style:family="paragraph" style:parent-style-name="Standard">
      <style:text-properties style:font-name="Times New Roman1" fo:font-size="12pt" fo:language="en" fo:country="US" fo:font-weight="bold" style:font-name-asian="Times New Roman1" style:font-size-asian="12pt" style:language-asian="en" style:country-asian="US" style:font-weight-asian="bold" style:font-name-complex="Times New Roman1" style:font-size-complex="12pt" style:language-complex="en" style:country-complex="US" style:font-weight-complex="bold"/>
    </style:style>
    <style:style style:name="P7" style:family="paragraph" style:parent-style-name="Standard"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8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9" style:family="paragraph" style:parent-style-name="Standard">
      <style:paragraph-properties fo:margin-left="0.2583in" fo:margin-right="0in" fo:text-indent="0in" style:auto-text-indent="false"/>
      <style:text-properties style:font-name="Times New Roman1" fo:font-size="10pt" fo:language="en" fo:country="US" fo:font-weight="normal" style:font-name-asian="Times New Roman1" style:font-size-asian="10pt" style:language-asian="en" style:country-asian="US" style:font-weight-asian="normal" style:font-name-complex="Times New Roman1" style:font-size-complex="10pt" style:language-complex="en" style:country-complex="US" style:font-weight-complex="normal"/>
    </style:style>
    <style:style style:name="P10" style:family="paragraph" style:parent-style-name="Standard">
      <style:paragraph-properties fo:margin-left="0.4945in" fo:margin-right="0in" fo:text-indent="0in" style:auto-text-indent="false" fo:background-color="#e6e6ff">
        <style:background-image/>
      </style:paragraph-properties>
      <style:text-properties style:font-name="Times New Roman1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1" style:family="paragraph" style:parent-style-name="Standard">
      <style:paragraph-properties fo:margin-left="0.4945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2" style:family="paragraph" style:parent-style-name="Standard">
      <style:paragraph-properties fo:margin-left="0.4945in" fo:margin-right="0in" fo:text-indent="0in" style:auto-text-indent="false" fo:background-color="#e6e6ff">
        <style:tab-stops>
          <style:tab-stop style:position="1.7484in"/>
        </style:tab-stops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3" style:family="paragraph" style:parent-style-name="Standard">
      <style:paragraph-properties fo:margin-left="0.4866in" fo:margin-right="0in" fo:text-indent="0in" style:auto-text-indent="false" fo:background-color="#e6e6ff">
        <style:background-image/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14" style:family="paragraph" style:parent-style-name="Standard">
      <style:paragraph-properties fo:margin-left="0.4866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5" style:family="paragraph" style:parent-style-name="Standard">
      <style:paragraph-properties fo:margin-left="0.4866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6" style:family="paragraph" style:parent-style-name="Standard">
      <style:paragraph-properties fo:margin-left="0.4791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7" style:family="paragraph" style:parent-style-name="Standard">
      <style:paragraph-properties fo:margin-left="0.4791in" fo:margin-right="0in" fo:text-indent="0in" style:auto-text-indent="false" fo:background-color="#e6e6ff">
        <style:background-image/>
      </style:paragraph-properties>
      <style:text-properties style:text-line-through-style="solid"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8" style:family="paragraph" style:parent-style-name="Standard">
      <style:paragraph-properties fo:margin-left="0.4791in" fo:margin-right="0in" fo:text-indent="0in" style:auto-text-indent="false" fo:background-color="#e6e6ff">
        <style:background-image/>
      </style:paragraph-properties>
      <style:text-properties style:text-line-through-style="none"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9" style:family="paragraph" style:parent-style-name="Standard">
      <style:paragraph-properties fo:margin-left="0.4638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20" style:family="paragraph" style:parent-style-name="Standard">
      <style:paragraph-properties fo:margin-left="0.4563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21" style:family="paragraph" style:parent-style-name="Standard">
      <style:paragraph-properties fo:margin-left="0.4484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22" style:family="paragraph" style:parent-style-name="Standard">
      <style:paragraph-properties fo:break-before="page"/>
      <style:text-properties style:font-name="Times New Roman1" fo:language="en" fo:country="US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  <style:style style:name="P23" style:family="paragraph" style:parent-style-name="Standard">
      <style:paragraph-properties fo:margin-left="0in" fo:margin-right="0in" fo:text-indent="0.0874in" style:auto-text-indent="false"/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24" style:family="paragraph" style:parent-style-name="Standard">
      <style:paragraph-properties fo:margin-left="0in" fo:margin-right="0in" fo:text-indent="0.0874in" style:auto-text-indent="false"/>
      <style:text-properties style:font-name="Liberation Sans" fo:font-size="8pt" fo:language="en" fo:country="US" fo:font-weight="bold" style:font-name-asian="Times New Roman1" style:font-size-asian="8pt" style:language-asian="en" style:country-asian="US" style:font-weight-asian="bold" style:font-name-complex="Times New Roman1" style:font-size-complex="8pt" style:language-complex="en" style:country-complex="US" style:font-weight-complex="bold"/>
    </style:style>
    <style:style style:name="P25" style:family="paragraph" style:parent-style-name="Standard">
      <style:paragraph-properties fo:margin-left="0.3925in" fo:margin-right="0in" fo:text-indent="-0.098in" style:auto-text-indent="false">
        <style:tab-stops/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26" style:family="paragraph" style:parent-style-name="Standard"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27" style:family="paragraph" style:parent-style-name="Standard">
      <style:text-properties style:font-name="Times New Roman1" fo:font-size="10pt" fo:language="en" fo:country="US" fo:font-weight="normal" style:font-name-asian="Times New Roman1" style:font-size-asian="10pt" style:language-asian="en" style:country-asian="US" style:font-weight-asian="normal" style:font-name-complex="Times New Roman1" style:font-size-complex="10pt" style:language-complex="en" style:country-complex="US" style:font-weight-complex="normal"/>
    </style:style>
    <style:style style:name="P28" style:family="paragraph" style:parent-style-name="Standard">
      <style:text-properties style:font-name="Times New Roman1" fo:language="en" fo:country="US" style:font-name-asian="Times New Roman1" style:language-asian="en" style:country-asian="US" style:font-name-complex="Times New Roman1" style:language-complex="en" style:country-complex="US"/>
    </style:style>
    <style:style style:name="P29" style:family="paragraph" style:parent-style-name="Standard">
      <style:text-properties style:font-name="Times New Roman1" fo:language="en" fo:country="US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  <style:style style:name="P30" style:family="paragraph" style:parent-style-name="Standard">
      <style:text-properties style:font-name="Times New Roman1" fo:language="en" fo:country="US" fo:font-weight="normal" style:font-name-asian="Times New Roman1" style:language-asian="en" style:country-asian="US" style:font-weight-asian="normal" style:font-name-complex="Times New Roman1" style:language-complex="en" style:country-complex="US" style:font-weight-complex="normal"/>
    </style:style>
    <style:style style:name="P31" style:family="paragraph" style:parent-style-name="Standard">
      <style:paragraph-properties fo:margin-left="0.2717in" fo:margin-right="0in" fo:text-indent="-0.2717in" style:auto-text-indent="false">
        <style:tab-stops/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32" style:family="paragraph" style:parent-style-name="Standard">
      <style:paragraph-properties fo:margin-left="0.2866in" fo:margin-right="0in" fo:text-align="justify" style:justify-single-word="false" fo:text-indent="-0.2866in" style:auto-text-indent="false">
        <style:tab-stops/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33" style:family="paragraph" style:parent-style-name="Standard">
      <style:paragraph-properties fo:margin-left="0.4945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34" style:family="paragraph" style:parent-style-name="Standard">
      <style:paragraph-properties fo:margin-left="0.1508in" fo:margin-right="0in" fo:text-indent="0in" style:auto-text-indent="false"/>
      <style:text-properties style:font-name="Times New Roman1" fo:font-size="10pt" fo:language="en" fo:country="US" fo:font-weight="normal" style:font-name-asian="Times New Roman1" style:font-size-asian="10pt" style:language-asian="en" style:country-asian="US" style:font-weight-asian="normal" style:font-name-complex="Times New Roman1" style:font-size-complex="10pt" style:language-complex="en" style:country-complex="US" style:font-weight-complex="normal"/>
    </style:style>
    <style:style style:name="P35" style:family="paragraph" style:parent-style-name="Standard">
      <style:paragraph-properties fo:margin-left="0.2417in" fo:margin-right="0in" fo:text-align="justify" style:justify-single-word="false" fo:text-indent="-0.2417in" style:auto-text-indent="false">
        <style:tab-stops/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36" style:family="paragraph" style:parent-style-name="Standard">
      <style:paragraph-properties fo:margin-left="0.2417in" fo:margin-right="0in" fo:text-align="justify" style:justify-single-word="false" fo:text-indent="-0.0075in" style:auto-text-indent="false">
        <style:tab-stops/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37" style:family="paragraph" style:parent-style-name="Standard">
      <style:paragraph-properties fo:break-before="page"/>
      <style:text-properties style:font-name="Times New Roman1" fo:language="en" fo:country="US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  <style:style style:name="P38" style:family="paragraph" style:parent-style-name="Preformatted_20_Text">
      <style:paragraph-properties fo:margin-left="0.4945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Liberation Sans" fo:font-size="8pt" style:font-size-asian="8pt" style:font-size-complex="8pt"/>
    </style:style>
    <style:style style:name="T4" style:family="text">
      <style:text-properties style:font-name="Times New Roman1"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style:text-underline-style="solid" style:text-underline-type="double" style:text-underline-width="auto" style:text-underline-color="font-color"/>
    </style:style>
    <style:style style:name="T9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575in" fo:text-indent="-0.25in" fo:margin-left="0.65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075in" fo:text-indent="-0.25in" fo:margin-left="0.90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575in" fo:text-indent="-0.25in" fo:margin-left="1.15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075in" fo:text-indent="-0.25in" fo:margin-left="1.40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575in" fo:text-indent="-0.25in" fo:margin-left="1.65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075in" fo:text-indent="-0.25in" fo:margin-left="1.90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575in" fo:text-indent="-0.25in" fo:margin-left="2.15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075in" fo:text-indent="-0.25in" fo:margin-left="2.40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575in" fo:text-indent="-0.25in" fo:margin-left="2.65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075in" fo:text-indent="-0.25in" fo:margin-left="2.9075in"/>
        </style:list-level-properties>
      </text:list-level-style-bullet>
    </text:list-style>
    <text:list-style style:name="L2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Mapserv csomag installalasa és ellenőrzése Ubuntun</text:p>
      <text:p text:style-name="P1"><text:s text:c="3"/></text:p>
      <text:p text:style-name="P1"><text:span text:style-name="T1"><text:s text:c="4"/>a. valamelyik csomagkezelővel installáld a mapserver-t</text:span></text:p>
      <text:p text:style-name="P14">sudo apt-get update</text:p>
      <text:p text:style-name="P14">sudo apt-get install cgi-mapserver mapserver-bin mapserver-doc php5-mapscript python-mapscript</text:p>
      <text:p text:style-name="P3"/>
      <text:p text:style-name="P3"><text:s text:c="4"/>b. keresd meg /etc/apache2/sites-enabled/000-default fájlt</text:p>
      <text:p text:style-name="P31"><text:s text:c="4"/>c. ebben keresd meg a cgi-bin elérését a helyi fájlrendszerben. Ez valszeg: <text:span text:style-name="T5">/usr/lib/cgi-bin</text:span><text:span text:style-name="T6">. Minden valószínüség szerint itt helyezkedik el a </text:span><text:span text:style-name="T5">mapserv</text:span><text:span text:style-name="T6"> file. Ha nem, gáz van.</text:span></text:p>
      <text:p text:style-name="P3"><text:s text:c="4"/>d. szintén ebben a fájlban helyezd el azt az elérési utvonalat, ahova a mintafeladatot fogod elhelyezni</text:p>
      <text:p text:style-name="P3"><text:tab/>mondjuk ez legyen a /home/akoel/www konyvtar akkor a következő bejegyzést kell tenni:</text:p>
      <text:p text:style-name="P3"><text:tab/></text:p>
      <text:p text:style-name="P14">Alias /mapserver/demo/ "/home/akoel/www/demo/"</text:p>
      <text:p text:style-name="P14">&lt;Directory "/home/akoel/www/demo/"&gt;</text:p>
      <text:p text:style-name="P14"><text:s text:c="4"/>Options Indexes Multiviews FollowSymlinks</text:p>
      <text:p text:style-name="P14"><text:s text:c="4"/>AllowOverride None</text:p>
      <text:p text:style-name="P14"><text:s text:c="4"/>Order deny,allow</text:p>
      <text:p text:style-name="P14"><text:s text:c="4"/>Deny from all</text:p>
      <text:p text:style-name="P14"><text:s text:c="4"/>Allow from 127.0.0.0/255.0.0.0 ::1/128</text:p>
      <text:p text:style-name="P14">&lt;/Directory&gt;</text:p>
      <text:p text:style-name="P3"/>
      <text:p text:style-name="P3"><text:s text:c="4"/>e. toltsd le a MapServer5.4x Demo konyvtarat es helyezd el tartalmat a lokalis web konyvtarba (home/akoel/www/)</text:p>
      <text:p text:style-name="P32"><text:s text:c="3"/>f. olvasd el a README file-t és járj el az utasításai szerint, vagyis végezd el két fájl tartalmának módosítását a helyi beállítások alapján</text:p>
      <text:p text:style-name="P3"><text:tab/>-index.html</text:p>
      <text:p text:style-name="P3"><text:tab/> <text:s text:c="3"/>cgi-bin könyvtárban elhelyezett mapserv fájl elérésének beállítása. &lt;form name="demo" method="GET" action= </text:p>
      <text:p text:style-name="P3"><text:tab/><text:tab/>(/usr/lib/cgi-bin/mapserv)</text:p>
      <text:p text:style-name="P3"><text:tab/> <text:s text:c="3"/>itasca.map fájl elérésének beállítása. &lt;input type="hidden" name="map" value="</text:p>
      <text:p text:style-name="P3"><text:tab/><text:tab/>(/home/akoel/www/demo/itasca.map)</text:p>
      <text:p text:style-name="P3"><text:tab/> <text:s text:c="3"/>&lt;input type="hidden" name="root" value="</text:p>
      <text:p text:style-name="P3"><text:tab/><text:tab/>(/cadastre/demo)</text:p>
      <text:p text:style-name="P3"><text:tab/>-itasca.map</text:p>
      <text:p text:style-name="P3"><text:tab/> <text:s text:c="3"/>IMAGEPATH valtozó beállítása (/home/akoel/Projects/www/demo/tmp/)</text:p>
      <text:p text:style-name="P3"><text:tab/> <text:s text:c="3"/>IMAGEURL valtozo beállítása (/mapserver/demo/tmp/)</text:p>
      <text:p text:style-name="P3"><text:tab/> <text:s text:c="3"/>WMS_ONLINERESOURCHE változó beállítása (http://localhost.localdomain/cadastre/demo/index.html)</text:p>
      <text:p text:style-name="P3"><text:s text:c="4"/>g.<text:tab/>tedd irható/olvashatóvá a tmp fájlt az apache felhasználó számára (www-data)</text:p>
      <text:p text:style-name="P3"/>
      <text:p text:style-name="P2">2. php/MapScript Sample install</text:p>
      <text:p text:style-name="P1"><text:s text:c="3"/><text:span text:style-name="T2"><text:s/>a.<text:tab/>szukseg van a dbase.so fajlra, de sehol sem all rendelkezesre, ugyhogy nekunk kell leforditani:</text:span></text:p>
      <text:p text:style-name="P4"><text:tab/>Become root:</text:p>
      <text:p text:style-name="P11"><text:s/>root@zenware:/# sudo su<text:tab/></text:p>
      <text:p text:style-name="P4"><text:tab/><text:tab/>and type <text:s/>your password</text:p>
      <text:p text:style-name="P4"/>
      <text:p text:style-name="P4"><text:tab/>Get the Source code, Subversion, and Tools</text:p>
      <text:p text:style-name="P10">apt-get install shtool dpkg-dev subversion</text:p>
      <text:p text:style-name="P10">cd /opt</text:p>
      <text:p text:style-name="P10">mkdir php</text:p>
      <text:p text:style-name="P10">cd /opt/php</text:p>
      <text:p text:style-name="P10"><text:s/>apt-get source php5 php5-dev</text:p>
      <text:p text:style-name="P9"/>
      <text:p text:style-name="P9"><text:tab/>Get the source for dbase extension</text:p>
      <text:p text:style-name="P11">cd /opt/php/php5-5.3.2/ext/</text:p>
      <text:p text:style-name="P11">mkdir dbase</text:p>
      <text:p text:style-name="P11">svn co http://svn.php.net/repository/pecl/dbase/trunk dbase</text:p>
      <text:p text:style-name="P4"/>
      <text:p text:style-name="P4"><text:tab/>Compile the Extension</text:p>
      <text:p text:style-name="P11">cd /opt/php/php5-5.3.2/ext/dbase</text:p>
      <text:p text:style-name="P11">phpize</text:p>
      <text:p text:style-name="P11">./configure</text:p>
      <text:p text:style-name="P11">make</text:p>
      <text:p text:style-name="P4"/>
      <text:p text:style-name="P4"><text:tab/>Copy the extension</text:p>
      <text:p text:style-name="P15"><text:soft-page-break/>cp /opt/php/php5-5.3.2/ext/dbase/modules/dbase.so /usr/lib/php5/20090626+lfs/.</text:p>
      <text:p text:style-name="P4"/>
      <text:p text:style-name="P4"><text:tab/>Restart Apache</text:p>
      <text:p text:style-name="P11">/etc/init.d/apache2 restart</text:p>
      <text:p text:style-name="P4"/>
      <text:p text:style-name="P1"><text:span text:style-name="T5">3. PostgreSQL 9.1</text:span></text:p>
      <text:p text:style-name="P1"/>
      <text:p text:style-name="P1">3.1 megoldas 1.</text:p>
      <text:p text:style-name="P34">a. Uninstalláljuk a régebbi verziókat:</text:p>
      <text:p text:style-name="P4"/>
      <text:p text:style-name="P11">sudo dpkg --purge postgis postgresql-9.1-postgis postgresql-9.1-postgis2</text:p>
      <text:p text:style-name="P4"/>
      <text:p text:style-name="P34">b. Új repository hozzaadas</text:p>
      <text:p text:style-name="P4"/>
      <text:p text:style-name="P11"/>
      <text:p text:style-name="P38">sudo apt-add-repository ppa:sharpie/for-science <text:s/># To get GEOS 3.3.2 </text:p>
      <text:p text:style-name="P38">sudo apt-add-repository ppa:sharpie/postgis-nightly</text:p>
      <text:p text:style-name="P38">sudo apt-get update</text:p>
      <text:p text:style-name="P11"/>
      <text:p text:style-name="P4"/>
      <text:p text:style-name="P34">c. Installálás</text:p>
      <text:p text:style-name="P4"/>
      <text:p text:style-name="P11"/>
      <text:p text:style-name="P38">sudo apt-get install postgresql-9.1-postgis</text:p>
      <text:p text:style-name="P38"/>
      <text:p text:style-name="P4"/>
      <text:p text:style-name="P1">3.2 megoldas 2.</text:p>
      <text:p text:style-name="P34"/>
      <text:p text:style-name="P4">Ubuntu 12.04-ben simán a Synaptic csomagkezelőből választom ki az installálandó elemeket:</text:p>
      <text:p text:style-name="P4"/>
      <text:p text:style-name="P4">postgresql</text:p>
      <text:p text:style-name="P4">phppgadmin</text:p>
      <text:p text:style-name="P4">pgadmin3</text:p>
      <text:p text:style-name="P30"/>
      <text:p text:style-name="P1">3.3 megoldas 3.</text:p>
      <text:p text:style-name="P4">Letoltom a forrast és lebuildelem magam. Ez azért van, mert a legujabb revisio meg nincs bent az umuntu repository-ban</text:p>
      <text:p text:style-name="P4"/>
      <text:p text:style-name="P2">4. PosgGIS 2.1</text:p>
      <text:p text:style-name="P2"/>
      <text:p text:style-name="P18">sudo apt-get install python-software-properties</text:p>
      <text:p text:style-name="P18">sudo add-apt-repository ppa:sharpie/for-science</text:p>
      <text:p text:style-name="P18">sudo add-apt-repository ppa:sharpie/postgis-stable</text:p>
      <text:p text:style-name="P18">sudo add-apt-repository ppa:ubuntugis/ubuntugis-unstable</text:p>
      <text:p text:style-name="P18">sudo apt-get update<text:tab/></text:p>
      <text:p text:style-name="P18">sudo apt-get install postgresql-9.1-postgis2</text:p>
      <text:p text:style-name="P18">sudo apt-get install postgresql-contrib-9.1</text:p>
      <text:p text:style-name="P2"/>
      <text:p text:style-name="P2">5. PostGis külső beállítások</text:p>
      <text:p text:style-name="P2"/>
      <text:p text:style-name="P3"><text:s text:c="4"/>a. Allitsuk be a jelszot a postgres felhasznalo szamara</text:p>
      <text:p text:style-name="P3"><text:s text:c="4"/></text:p>
      <text:p text:style-name="P19">sudo su postgres -c psql template1</text:p>
      <text:p text:style-name="P19">template1=# ALTER USER postgres WITH PASSWORD 'uj_password'</text:p>
      <text:p text:style-name="P19">template1=# \q</text:p>
      <text:p text:style-name="P3"><text:tab/></text:p>
      <text:p text:style-name="P3"><text:s text:c="4"/>b. Valtoztassuk meg a jelszot a Linux postgres user szamara is</text:p>
      <text:p text:style-name="P3"/>
      <text:p text:style-name="P14">sudo passwd -d postgres <text:s text:c="31"/>#torli a regi jelszot</text:p>
      <text:p text:style-name="P14">sudo su postgres -c 'uj_password' <text:s text:c="17"/>#ez nem mukodik<text:span text:style-name="T4"><text:tab/></text:span></text:p>
      <text:p text:style-name="P3"/>
      <text:p text:style-name="P3"><text:s text:c="4"/>c. Innen kezdve hasznalhatjuk a gpAdmin programot is es a parancssort is hogy futtassuk az adatbazisszervert. de</text:p>
      <text:p text:style-name="P3"><text:soft-page-break/><text:s text:c="7"/>elotte set-up oljuk a postgresql admin csomagot, ami jobb beloggolast biztosit</text:p>
      <text:p text:style-name="P3"><text:s text:c="7"/></text:p>
      <text:p text:style-name="P12">sudo -u postgers psql</text:p>
      <text:p text:style-name="P12">CREATE EXTENSION “adminpack”;</text:p>
      <text:p text:style-name="P3"><text:s text:c="4"/></text:p>
      <text:p text:style-name="P3"><text:s text:c="4"/>f. Hozzaferesek beallitasa, hogy ki hasznalhatja a szervert</text:p>
      <text:p text:style-name="P3"><text:s text:c="4"/></text:p>
      <text:p text:style-name="P14">sudo gedit /etc/postgresql/9.1/main/postgresql.conf</text:p>
      <text:p text:style-name="P3"><text:s text:c="4"/></text:p>
      <text:p text:style-name="P3"><text:tab/>Ha nem csak lokalis hozzaferest biztositunk akkor a kovetkezo sort modositsuk</text:p>
      <text:p text:style-name="P3"/>
      <text:p text:style-name="P16">#listen_addresses = 'localhost'</text:p>
      <text:p text:style-name="P16"><text:tab/> <text:s text:c="3"/></text:p>
      <text:p text:style-name="P16">listen_addresses = '*' <text:s text:c="3"/></text:p>
      <text:p text:style-name="P3"/>
      <text:p text:style-name="P3"><text:tab/>Valamint</text:p>
      <text:p text:style-name="P19">#password_encryption = on</text:p>
      <text:p text:style-name="P19"><text:tab/> <text:s text:c="3"/></text:p>
      <text:p text:style-name="P19">password_encryption = on<text:tab/> <text:s text:c="3"/></text:p>
      <text:p text:style-name="P3"/>
      <text:p text:style-name="P3"><text:tab/>Vegul mentsuk el a fajlt</text:p>
      <text:p text:style-name="P3"><text:tab/></text:p>
      <text:p text:style-name="P3"><text:tab/></text:p>
      <text:p text:style-name="P3"><text:s text:c="4"/>e. Uj user létrehozása</text:p>
      <text:p text:style-name="P3"/>
      <text:p text:style-name="P3"><text:s text:c="4"/><text:tab/>Lépjünk be postgresql adminisztraciójába<text:tab/></text:p>
      <text:p text:style-name="P7"/>
      <text:p text:style-name="P8">sudo su postgres </text:p>
      <text:p text:style-name="P3"/>
      <text:p text:style-name="P3"><text:tab/>Hozzuk létre az új felhasználót</text:p>
      <text:p text:style-name="P3"><text:tab/></text:p>
      <text:p text:style-name="P14">postgres=# CREATE USER tdc PASSWORD 'tdc';<text:tab/></text:p>
      <text:p text:style-name="P3"/>
      <text:p text:style-name="P3"><text:tab/>Kiléphetünk</text:p>
      <text:p text:style-name="P3"><text:tab/></text:p>
      <text:p text:style-name="P14">postgres=# \q</text:p>
      <text:p text:style-name="P3"/>
      <text:p text:style-name="P35"><text:s text:c="3"/>f. Ha szeretnél "posgres" felhasználóval belépni a Web-es felületen, akkor automatikusan ez nem lehet, mert biztonsági okokból a rendszer nem engedi "Login disallowed for security reasons". Ezért a következőt kel ltenni: </text:p>
      <text:p text:style-name="P36">A /etc/phppgadmin/<text:span text:style-name="T5">config.inc.php</text:span> fajlban csereld ki a kovetkezo sort az ezt kovetkezovel:</text:p>
      <text:p text:style-name="P3"><text:s text:c="14"/></text:p>
      <text:p text:style-name="P13"><text:s/><text:span text:style-name="T3"><text:s text:c="6"/>$conf['extra_login_security'] = true;</text:span></text:p>
      <text:p text:style-name="P14"><text:s text:c="7"/></text:p>
      <text:p text:style-name="P14"><text:s text:c="7"/>$conf['extra_login_security'] = false;</text:p>
      <text:p text:style-name="P3"/>
      <text:p text:style-name="P3"><text:s text:c="4"/>g. Inditsd újra az adatbázis szervert</text:p>
      <text:p text:style-name="P3"><text:s text:c="4"/></text:p>
      <text:p text:style-name="P13"><text:tab/><text:span text:style-name="T3">sudo /etc/init.d/postgresql-8.4 restart</text:span></text:p>
      <text:p text:style-name="P2"/>
      <text:p text:style-name="P2"/>
      <text:p text:style-name="P2"/>
      <text:p text:style-name="P22">6. PostGIS Belső beállítások</text:p>
      <text:p text:style-name="P2"/>
      <text:p text:style-name="P3"><text:s text:c="2"/>a. GIS template letrehozasa. Elkészítünk egy template_postgis temlate táblát, ami alapján majd elkészítjük a saját GIS táblánkat</text:p>
      <text:p text:style-name="P3"><text:s text:c="4"/></text:p>
      <text:p text:style-name="P8">sudo su postgres</text:p>
      <text:p text:style-name="P8">createdb template_postgis</text:p>
      <text:p text:style-name="P8">psql -q -d <text:span text:style-name="T5">template_postgis</text:span> -f /usr/share/postgresql/9.1/contrib/postgis-2.0/postgis.sql</text:p>
      <text:p text:style-name="P8">psql -q -d <text:span text:style-name="T5">template_postgis</text:span> -f /usr/share/postgresql/9.1/contrib/postgis-2.0/spatial_ref_sys.sql</text:p>
      <text:p text:style-name="P8">psql -q -d <text:span text:style-name="T5">template_postgis</text:span> -f /usr/share/postgresql/9.1/contrib/postgis-2.0/postgis_comments.sql</text:p>
      <text:p text:style-name="P8"><text:span text:style-name="T11">psql -q -d </text:span><text:span text:style-name="T12">template_postgis</text:span><text:span text:style-name="T11"> -f /usr/share/postgresql/9.1/contrib/postgis-2.0/legacy_minimal.sql <text:s text:c="3"/></text:span><text:span text:style-name="T8"><text:s/></text:span><text:span text:style-name="T10">#ez azert kell, mert megvaltoztak a fv nevek</text:span></text:p>
      <text:p text:style-name="P8">psql -q -d <text:span text:style-name="T5">template_postgis</text:span> -f /usr/share/postgresql/9.1/contrib/postgis-2.0/topology.sql</text:p>
      <text:p text:style-name="P8"><text:s text:c="4"/>cat &lt;&lt;EOS | psql -d template_postgis</text:p>
      <text:p text:style-name="P8"><text:s text:c="8"/>UPDATE pg_database SET datistemplate = TRUE WHERE datname = 'template_postgis';</text:p>
      <text:p text:style-name="P8"><text:s text:c="8"/>REVOKE ALL ON SCHEMA public FROM public;</text:p>
      <text:p text:style-name="P8"><text:s text:c="8"/>GRANT USAGE ON SCHEMA public TO public;</text:p>
      <text:p text:style-name="P8"><text:s text:c="8"/>GRANT ALL ON SCHEMA public TO postgres;</text:p>
      <text:p text:style-name="P8"><text:s text:c="8"/>GRANT SELECT, UPDATE, INSERT, DELETE</text:p>
      <text:p text:style-name="P8"><text:s text:c="10"/>ON TABLE public.geometry_columns TO PUBLIC;</text:p>
      <text:p text:style-name="P8"><text:s text:c="10"/>GRANT SELECT, UPDATE, INSERT, DELETE</text:p>
      <text:p text:style-name="P8"><text:s text:c="12"/>ON TABLE public.spatial_ref_sys TO PUBLIC;</text:p>
      <text:p text:style-name="P8">EOS</text:p>
      <text:p text:style-name="P3"/>
      <text:p text:style-name="P3"><text:s text:c="4"/>d. Allitsuk be a jelszot a tdc felhasznalo szamara</text:p>
      <text:p text:style-name="P3"><text:s text:c="4"/></text:p>
      <text:p text:style-name="P19">sudo su postgres -c psql</text:p>
      <text:p text:style-name="P19">postgres=# \c template_postgis <text:s text:c="18"/></text:p>
      <text:p text:style-name="P19">template_postgis=# ALTER USER <text:s/>tdc WITH PASSWORD 'uj_password';</text:p>
      <text:p text:style-name="P19">template_postgis=# \q</text:p>
      <text:p text:style-name="P3"/>
      <text:p text:style-name="P3"><text:s text:c="4"/>e. Keszitsunk egy GIS adatbazist a GIS template alapjan</text:p>
      <text:p text:style-name="P3"><text:s text:c="4"/></text:p>
      <text:p text:style-name="P21">sudo su postgres<text:tab/>#ha postgres-kent vagyok bejelentkezve, akkor nem kell</text:p>
      <text:p text:style-name="P21">createdb --template template_postgis test_gis</text:p>
      <text:p text:style-name="P3"><text:s text:c="4"/>f. Teszteljuk le az uj adatbazist a verzio szam kiiras fuggveny segitsegevel</text:p>
      <text:p text:style-name="P3"/>
      <text:p text:style-name="P20">sudo su postgres <text:s text:c="7"/>#ha postgres-kent vagyok bejelentkezve, akkor nem kell</text:p>
      <text:p text:style-name="P20">psql -d test_gis -<text:span text:style-name="T5">c</text:span> "select postgis_lib_version();"</text:p>
      <text:p text:style-name="P1"/>
      <text:p text:style-name="P2">7. postgresql problema-megoldasok</text:p>
      <text:p text:style-name="P3"/>
      <text:p text:style-name="P3"><text:s text:c="4"/>a. Elfelejted a jelszot</text:p>
      <text:p text:style-name="P25">A /etc/postgresql/8.4/main/<text:span text:style-name="T5">pg_hba.conf</text:span> fajlba a csereld ki a kovetkezo sort az ezt kovetovel es akkor jelszo nelkul lephetsz be</text:p>
      <text:p text:style-name="P3"><text:tab/></text:p>
      <text:p text:style-name="P8">host all all 127.0.0.1/32 md5</text:p>
      <text:p text:style-name="P8"><text:tab/></text:p>
      <text:p text:style-name="P8">host all all 127.0.0.1/32 trust<text:tab/></text:p>
      <text:p text:style-name="P3"/>
      <text:p text:style-name="P3"><text:s text:c="4"/>b. phpPgAdmin hasznalataval kivansz adatbaziskezelest vegezni de nem enged be a "posgres" user-rel, </text:p>
      <text:p text:style-name="P3"><text:s text:c="7"/>"Login disallowed for security reasons" uzenettel.</text:p>
      <text:p text:style-name="P3"><text:s text:c="7"/>A /etc/phppgadmin/<text:span text:style-name="T5">config.inc.php</text:span> fajlban csereld ki a kovetkezo sort az ezt kovetkezovel:</text:p>
      <text:p text:style-name="P3"><text:s text:c="14"/></text:p>
      <text:p text:style-name="P13"><text:s/><text:span text:style-name="T3"><text:s text:c="6"/>$conf['extra_login_security'] = true;</text:span></text:p>
      <text:p text:style-name="P14"><text:s text:c="7"/></text:p>
      <text:p text:style-name="P14"><text:s text:c="7"/>$conf['extra_login_security'] = false;</text:p>
      <text:p text:style-name="P5"><text:s text:c="7"/></text:p>
      <text:p text:style-name="P3"/>
      <text:p text:style-name="P23"/>
      <text:p text:style-name="P23"/>
      <text:p text:style-name="P23"/>
      <text:p text:style-name="P23"/>
      <text:p text:style-name="P24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2"/>
      <text:p text:style-name="P22">3. PostgreSQL 8.4</text:p>
      <text:p text:style-name="P1"/>
      <text:p text:style-name="P1"><text:s text:c="4"/><text:span text:style-name="T1">a. Ha szukseges szabaduljunk meg minden elozo verziotol</text:span></text:p>
      <text:p text:style-name="P3"><text:tab/></text:p>
      <text:p text:style-name="P3"><text:tab/>allitsd le a postgresql adatbazist</text:p>
      <text:p text:style-name="P3"><text:tab/></text:p>
      <text:p text:style-name="P21">apt-get --purge remove postgresql\*</text:p>
      <text:p text:style-name="P21"><text:tab/></text:p>
      <text:p text:style-name="P21">rm -r /etc/postgresql/</text:p>
      <text:p text:style-name="P21">rm -r /etc/postgresql-common/</text:p>
      <text:p text:style-name="P21">rm -r /var/lib/postgresql/</text:p>
      <text:p text:style-name="P21">userdel -r postgres</text:p>
      <text:p text:style-name="P21">groupdel postgres</text:p>
      <text:p text:style-name="P3"><text:tab/><text:tab/></text:p>
      <text:p text:style-name="P3"><text:s text:c="4"/>b Installaljuk a postgresql 8.x-t</text:p>
      <text:p text:style-name="P3"><text:s text:c="4"/></text:p>
      <text:p text:style-name="P20">sudo apt-get install postgresql postgresql-client postgresql-contrib</text:p>
      <text:p text:style-name="P20">sudo apt-get install pgadmin3</text:p>
      <text:p text:style-name="P3"/>
      <text:p text:style-name="P3"><text:s text:c="4"/>c. Allitsuk be a jelszot a postgres felhasznalo szamara</text:p>
      <text:p text:style-name="P3"><text:s text:c="4"/></text:p>
      <text:p text:style-name="P19">sudo su postgres -c psql template1</text:p>
      <text:p text:style-name="P19">template1=# ALTER USER postgres WITH PASSWORD 'uj_password'</text:p>
      <text:p text:style-name="P19">template1=# \q</text:p>
      <text:p text:style-name="P3"><text:tab/></text:p>
      <text:p text:style-name="P3"><text:s text:c="4"/>d. Valtoztassuk meg a jelszot a Linux postgres user szamara is</text:p>
      <text:p text:style-name="P3"/>
      <text:p text:style-name="P14">sudo passwd -d postgres</text:p>
      <text:p text:style-name="P14">sudo su postgres -c 'uj_password'<text:span text:style-name="T4"><text:tab/></text:span></text:p>
      <text:p text:style-name="P3"/>
      <text:p text:style-name="P3"><text:s text:c="4"/>e. Innen kezdve hasznalhatjuk a gpAdmin programot is es a parancssort is hogy futtassuk az adatbazisszervert. de</text:p>
      <text:p text:style-name="P3"><text:s text:c="7"/>elotte set-up oljuk a postgresql admin csomagot, ami jobb beloggolast biztosit</text:p>
      <text:p text:style-name="P3"><text:s text:c="7"/></text:p>
      <text:p text:style-name="P12">sudo su postgres -c psql &lt; /usr/share/postgresql/8.4/contrib/adminpack.sql</text:p>
      <text:p text:style-name="P3"><text:s text:c="4"/></text:p>
      <text:p text:style-name="P3"><text:s text:c="4"/>f. Hozzaferesek beallitasa, hogy ki hasznalhatja a szervert</text:p>
      <text:p text:style-name="P3"><text:s text:c="4"/></text:p>
      <text:p text:style-name="P14">sudo gedit /etc/postgresql/8.4/main/postgresql.conf</text:p>
      <text:p text:style-name="P3"><text:s text:c="4"/></text:p>
      <text:p text:style-name="P3"><text:tab/>Ha nem csak lokalis hozzaferest biztositunk akkor a kovetkezo sort modositsuk</text:p>
      <text:p text:style-name="P3"/>
      <text:p text:style-name="P16">#listen_addresses = 'localhost'</text:p>
      <text:p text:style-name="P16"><text:tab/> <text:s text:c="3"/></text:p>
      <text:p text:style-name="P16">listen_addresses = '*' <text:s text:c="3"/></text:p>
      <text:p text:style-name="P3"/>
      <text:p text:style-name="P3"><text:tab/>Valamint</text:p>
      <text:p text:style-name="P19">#password_encryption = on</text:p>
      <text:p text:style-name="P19"><text:tab/> <text:s text:c="3"/></text:p>
      <text:p text:style-name="P19">password_encryption = on<text:tab/> <text:s text:c="3"/></text:p>
      <text:p text:style-name="P3"/>
      <text:p text:style-name="P3"><text:tab/>Vegul mentsuk el a fajlt</text:p>
      <text:p text:style-name="P3"><text:tab/></text:p>
      <text:p text:style-name="P3"><text:tab/></text:p>
      <text:p text:style-name="P3"><text:s text:c="4"/>g. Beallitjuk, hogy ki ferhet a szerverhez. Ehhez modositanunk kell a pg_hba.conf fajlt</text:p>
      <text:p text:style-name="P3"><text:s text:c="4"/></text:p>
      <text:p text:style-name="P8">sudo gedit /etc/postgresql/8.4/main/pg_hba.conf</text:p>
      <text:p text:style-name="P3"><text:tab/></text:p>
      <text:p text:style-name="P3"><text:tab/>Az eredeti tartalmat kommentezd ki es helyezd el a kovetkezo sorokat:</text:p>
      <text:p text:style-name="P3"><text:tab/></text:p>
      <text:p text:style-name="P14">local <text:s text:c="2"/>all <text:s text:c="8"/>postgres <text:s text:c="25"/>ident sameuser</text:p>
      <text:p text:style-name="P14"># TYPE <text:s/>DATABASE <text:s text:c="3"/>USER <text:s text:c="7"/>CIDR-ADDRESS <text:s text:c="9"/>METHOD</text:p>
      <text:p text:style-name="P14"><text:tab/></text:p>
      <text:p text:style-name="P14"># "local" is for Unix domain socket connections only</text:p>
      <text:p text:style-name="P14"><text:soft-page-break/>local <text:s text:c="2"/>all <text:s text:c="8"/>all <text:s text:c="30"/>md5</text:p>
      <text:p text:style-name="P14"># IPv4 local connections:</text:p>
      <text:p text:style-name="P14">host <text:s text:c="3"/>all <text:s text:c="8"/>all <text:s text:c="8"/>127.0.0.1/32 <text:s text:c="9"/>md5</text:p>
      <text:p text:style-name="P14"># IPv6 local connections:</text:p>
      <text:p text:style-name="P14">host <text:s text:c="3"/>all <text:s text:c="8"/>all <text:s text:c="8"/>::1/128 <text:s text:c="14"/>md5</text:p>
      <text:p text:style-name="P14"><text:tab/></text:p>
      <text:p text:style-name="P14"># Connections for all PCs on the subnet</text:p>
      <text:p text:style-name="P14">#</text:p>
      <text:p text:style-name="P14"># TYPE DATABASE USER IP-ADDRESS IP-MASK METHOD</text:p>
      <text:p text:style-name="P14">host <text:s text:c="3"/>all <text:s text:c="8"/>all <text:s text:c="8"/>[ip address] <text:s text:c="9"/>[subnet mask] <text:s/>md5<text:tab/></text:p>
      <text:p text:style-name="P3"/>
      <text:p text:style-name="P3"><text:s text:c="4"/>h. Inditsd ujra az adatbazis szervert</text:p>
      <text:p text:style-name="P3"><text:s text:c="4"/></text:p>
      <text:p text:style-name="P13"><text:tab/><text:span text:style-name="T3">sudo /etc/init.d/postgresql-8.4 restart</text:span></text:p>
      <text:p text:style-name="P1"/>
      <text:p text:style-name="P2">4. PosgGIS 8.2</text:p>
      <text:p text:style-name="P1"/>
      <text:p text:style-name="P3"><text:s text:c="4"/>a. szukseges, szabaduljunk meg az elozo verziotol</text:p>
      <text:p text:style-name="P3"><text:s text:c="8"/></text:p>
      <text:p text:style-name="P16">sudo apt-get purge postgis</text:p>
      <text:p text:style-name="P16">sudo aptitude remove postgis</text:p>
      <text:p text:style-name="P3"><text:s text:c="4"/></text:p>
      <text:p text:style-name="P3"><text:s text:c="4"/>b. PostGIS installalasa</text:p>
      <text:p text:style-name="P3"><text:s text:c="4"/></text:p>
      <text:p text:style-name="P19">sudo apt-get install postgresql-8.2-postgis</text:p>
      <text:p text:style-name="P3"><text:tab/></text:p>
      <text:p text:style-name="P3"><text:s text:c="4"/>c. PostGIS adatbazis template keszitese.</text:p>
      <text:p text:style-name="P3"><text:s text:c="4"/></text:p>
      <text:p text:style-name="P21">createdb my_db</text:p>
      <text:p text:style-name="P21">createlang plpgsql my_db</text:p>
      <text:p text:style-name="P21">psql -d my_db -f /usr/share/postgresql/8.4/contrib/postgis.sql</text:p>
      <text:p text:style-name="P21">psql -d my_db -f /usr/share/postgresql/8.4/contrib/spatial_ref_sys.sql</text:p>
      <text:p text:style-name="P21">psql -d my_db -f /usr/share/postgresql/8.4/contrib/postgis_comments.sql</text:p>
      <text:p text:style-name="P1"/>
      <text:p text:style-name="P2">4.2<text:tab/>PostgreSQL 9.1 es PosgGIS 2.1 installalasa</text:p>
      <text:p text:style-name="P3"><text:tab/></text:p>
      <text:p text:style-name="P3"><text:s text:c="4"/>a. takaritas</text:p>
      <text:p text:style-name="P3"/>
      <text:p text:style-name="P13">s<text:span text:style-name="T3">udo apt-get remove postgresql-8.4 postgresql-client-8.4 postgresql-common pgadmin3 pgadmin3-data</text:span></text:p>
      <text:p text:style-name="P14">sudo apt-get autoremove</text:p>
      <text:p text:style-name="P3"><text:tab/></text:p>
      <text:p text:style-name="P3"><text:s text:c="4"/>b. installalas</text:p>
      <text:p text:style-name="P3"/>
      <text:p text:style-name="P16">sudo apt-get install postgresql-9.1</text:p>
      <text:p text:style-name="P16"/>
      <text:p text:style-name="P16"/>
      <text:p text:style-name="P17">apt-get install python-software-properties</text:p>
      <text:p text:style-name="P17"/>
      <text:p text:style-name="P17">add-apt-repository ppa:ubuntugis/ubuntugis-unstable</text:p>
      <text:p text:style-name="P17">add-apt-repository ppa:pitti/postgresql</text:p>
      <text:p text:style-name="P17">add-apt-repository ppa:pi-deb/gis</text:p>
      <text:p text:style-name="P17"><text:tab/></text:p>
      <text:p text:style-name="P17">apt-get update</text:p>
      <text:p text:style-name="P17"><text:tab/></text:p>
      <text:p text:style-name="P17">sudo apt-get install postgresql-9.0 postgresql-client-9.0</text:p>
      <text:p text:style-name="P17">apt-get install postgresql-9.0-postgis</text:p>
      <text:p text:style-name="P3"><text:tab/></text:p>
      <text:p text:style-name="P3"><text:s text:c="4"/>c. GIS template letrehozasa</text:p>
      <text:p text:style-name="P3"><text:s text:c="4"/></text:p>
      <text:p text:style-name="P8">sudo su postgres</text:p>
      <text:p text:style-name="P8">postgres createdb template_postgis</text:p>
      <text:p text:style-name="P8">psql -q -d template_postgis -f /usr/share/postgresql/9.1/contrib/postgis-2.1/postgis.sql</text:p>
      <text:p text:style-name="P8">psql -q -d template_postgis -f /usr/share/postgresql/9.1/contrib/postgis-2.1/spatial_ref_sys.sql</text:p>
      <text:p text:style-name="P8">psql -q -d template_postgis -f /usr/share/postgresql/9.1/contrib/postgis_comments.sql</text:p>
      <text:p text:style-name="P8">psql -q -d template_postgis -f /usr/share/postgresql/9.1/contrib/postgis-2.1/topology.sql</text:p>
      <text:p text:style-name="P8"><text:soft-page-break/><text:s text:c="4"/>cat &lt;&lt;EOS | psql -d template_postgis</text:p>
      <text:p text:style-name="P8"><text:s text:c="8"/>UPDATE pg_database SET datistemplate = TRUE WHERE datname = 'template_postgis';</text:p>
      <text:p text:style-name="P8"><text:s text:c="8"/>REVOKE ALL ON SCHEMA public FROM public;</text:p>
      <text:p text:style-name="P8"><text:s text:c="8"/>GRANT USAGE ON SCHEMA public TO public;</text:p>
      <text:p text:style-name="P8"><text:s text:c="8"/>GRANT ALL ON SCHEMA public TO postgres;</text:p>
      <text:p text:style-name="P8"><text:s text:c="8"/>GRANT SELECT, UPDATE, INSERT, DELETE</text:p>
      <text:p text:style-name="P8"><text:s text:c="10"/>ON TABLE public.geometry_columns TO PUBLIC;</text:p>
      <text:p text:style-name="P8"><text:s text:c="10"/>GRANT SELECT, UPDATE, INSERT, DELETE</text:p>
      <text:p text:style-name="P8"><text:s text:c="12"/>ON TABLE public.spatial_ref_sys TO PUBLIC;</text:p>
      <text:p text:style-name="P8"><text:s text:c="12"/>EOS</text:p>
      <text:p text:style-name="P3"/>
      <text:p text:style-name="P3"><text:s text:c="4"/>d. Allitsuk be a jelszot a postgres felhasznalo szamara</text:p>
      <text:p text:style-name="P3"><text:s text:c="4"/></text:p>
      <text:p text:style-name="P19">sudo su postgres -c psql</text:p>
      <text:p text:style-name="P19">postgres=# \c template_postgis</text:p>
      <text:p text:style-name="P19">template_postgis=# ALTER USER postgres WITH PASSWORD 'uj_password'</text:p>
      <text:p text:style-name="P19">template_postgis=# \q</text:p>
      <text:p text:style-name="P3"/>
      <text:p text:style-name="P3"><text:s text:c="4"/>e. Keszitsunk egy GIS adatbazist a GIS template alapjan</text:p>
      <text:p text:style-name="P3"><text:s text:c="4"/></text:p>
      <text:p text:style-name="P21">sudo su postgres<text:tab/>#ha postgres-kent vagyok bejelentkezve, akkor nem kell</text:p>
      <text:p text:style-name="P21">createdb --template template_postgis test_gis</text:p>
      <text:p text:style-name="P20">psql -d test_gis -c "select postgis_lib_version();"</text:p>
      <text:p text:style-name="P3"><text:tab/></text:p>
      <text:p text:style-name="P3"><text:s text:c="4"/>f. Teszteljuk le az uj adatbazist a verzio szam kiiras fuggveny segitsegevel</text:p>
      <text:p text:style-name="P3"/>
      <text:p text:style-name="P20">sudo su postgres <text:s text:c="7"/>#ha postgres-kent vagyok bejelentkezve, akkor nem kell</text:p>
      <text:p text:style-name="P20">psql -d test_gis -<text:span text:style-name="T5">c</text:span> "select postgis_lib_version();"</text:p>
      <text:p text:style-name="P1"/>
      <text:p text:style-name="P1"/>
      <text:p text:style-name="P3"/>
      <text:p text:style-name="P6">6. GIS kezeles</text:p>
      <text:p text:style-name="P3"><text:s text:c="4"/></text:p>
      <text:p text:style-name="P3"><text:s text:c="4"/>a. GIS tabla letrehozasa</text:p>
      <text:p text:style-name="P16">create table gtest( id int4, name varchar(20) );</text:p>
      <text:p text:style-name="P16">select AddGeometryColumn( '', 'gtest', 'geom', -1, 'LINESTRING', 2 );</text:p>
      <text:p text:style-name="P3"><text:s text:c="4"/></text:p>
      <text:p text:style-name="P3"><text:s text:c="4"/>b. Vonal objekutm beszurasa</text:p>
      <text:p text:style-name="P20">insert into gtest(id, name, geom) values (1, 'First Geometry', GeomFromText( 'LINESTRING( 2 3, 4 5, 6 5 )', -1));</text:p>
      <text:p text:style-name="P3"><text:s text:c="4"/></text:p>
      <text:p text:style-name="P3"><text:s text:c="4"/>c. GIS adatok megtekintese</text:p>
      <text:p text:style-name="P14">select id, name, AsText(geom) AS geom FROM gtest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4">a php_mapscript.so betoltese dinamikusan a dl() fg segitsegevel tobbe mar nem lehetseges. Ezert a megoldas hogy a</text:p>
      <text:p text:style-name="P4">/etc/php5/conf.d konyvtarba el kell helyezni egy ini kiterjesztesu fajlt, aminek a tartalma:</text:p>
      <text:p text:style-name="P4">extension=php_mapscript.s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1" svg:font-family="'Times New Roman'"/>
    <style:font-face style:name="Times New Roman2" svg:font-family="'Times New Roman'" style:font-family-generic="roman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" style:font-size-asian="10pt" style:font-name-complex="Lohit Hindi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4T19:52:57</meta:creation-date>
    <dc:date>2012-09-24T01:17:59</dc:date>
    <meta:editing-duration>PT16H24M37S</meta:editing-duration>
    <meta:editing-cycles>75</meta:editing-cycles>
    <meta:generator>LibreOffice/3.5$Linux_x86 LibreOffice_project/350m1$Build-2</meta:generator>
    <meta:document-statistic meta:table-count="0" meta:image-count="0" meta:object-count="0" meta:page-count="9" meta:paragraph-count="329" meta:word-count="1498" meta:character-count="12984" meta:non-whitespace-character-count="10769"/>
  </office:meta>
</office:document-meta>
</file>